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DataSourceLookupTests.setDataSourcesIsAnIdempoten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pDataSourceLookupTests.getDataSourceWhereSuppliedMapHasNoEntryForSpecified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DataSourceLookupTests.lookupSunny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pDataSourceLookupTests.getDataSourceWhereSuppliedMapHasNonDataSourceTypeUnderSpecified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DataSourceLookupTests.addingDataSourcePermits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DataSourceLookupTests.getDataSourcesReturnsUnmodifiabl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